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79cm" fo:break-before="auto" style:use-optimal-row-height="true"/>
    </style:style>
    <style:style style:name="ro5" style:family="table-row">
      <style:table-row-properties style:row-height="0.9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10000">
      <style:text-properties fo:font-weight="bold" style:font-weight-asian="bold" style:font-weight-complex="bold"/>
    </style:style>
    <style:style style:name="ce42" style:family="table-cell" style:parent-style-name="Default" style:data-style-name="N10000"/>
    <style:style style:name="ce43" style:family="table-cell" style:parent-style-name="Default" style:data-style-name="N10000">
      <style:text-properties fo:font-style="italic" style:font-style-asian="italic" style:font-style-complex="italic"/>
    </style:style>
    <style:style style:name="ce4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00">
      <style:table-cell-properties fo:background-color="#dee7e5"/>
    </style:style>
    <style:style style:name="ce48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アウト (OUT) 上</text:p>
          </table:table-cell>
          <table:covered-table-cell table:number-columns-repeated="3"/>
          <table:table-cell table:number-columns-repeated="5"/>
          <table:table-cell table:formula="of:=COM.MICROSOFT.CONCAT(&quot;Fast: &quot;; [.$A14]; &quot; [&quot;; ROUND([.$C22]*100)/100; &quot;]&quot;)" office:value-type="string" office:string-value="Fast: アウト (OUT) 上 [2,33]" calcext:value-type="string">
            <text:p>Fast: アウト (OUT) 上 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14" calcext:value-type="float">
            <text:p>14</text:p>
          </table:table-cell>
          <table:table-cell table:style-name="ce10" table:formula="of:=SUM([.D16:.D20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21]/[.D21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クォンタムデビルサーガ アバタールチューナーⅠ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クォンタムデビルサーガ アバタールチューナーⅠ [3]" calcext:value-type="string">
            <text:p>Fast: クォンタムデビルサーガ アバタールチューナーⅠ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18" calcext:value-type="float">
            <text:p>18</text:p>
          </table:table-cell>
          <table:table-cell table:style-name="ce10" table:formula="of:=SUM([.D27:.D31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32]/[.D32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24" calcext:value-type="float">
            <text:p>24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43]/[.D43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17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17" calcext:value-type="float">
            <text:p>17</text:p>
          </table:table-cell>
          <table:table-cell table:style-name="ce10" table:formula="of:=SUM([.D49:.D53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54]/[.D54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25" calcext:value-type="float">
            <text:p>25</text:p>
          </table:table-cell>
          <table:table-cell table:style-name="ce10" table:formula="of:=SUM([.D60:.D64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65]/[.D65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海辺のカフカ (上)  [2,33]" calcext:value-type="string">
            <text:p>Fast: 海辺のカフカ (上) <text:s/>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28" calcext:value-type="float">
            <text:p>28</text:p>
          </table:table-cell>
          <table:table-cell table:style-name="ce10" table:formula="of:=SUM([.D71:.D75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76]/[.D76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4" table:number-rows-spanned="1">
            <text:p>騎士団長殺し 第１部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騎士団長殺し 第１部 [2,33]" calcext:value-type="string">
            <text:p>Fast: 騎士団長殺し 第１部 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14" calcext:value-type="float">
            <text:p>14</text:p>
          </table:table-cell>
          <table:table-cell table:style-name="ce10" table:formula="of:=SUM([.D82:.D8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87]/[.D87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すべてがFになる</text:p>
          </table:table-cell>
          <table:covered-table-cell table:number-columns-repeated="3"/>
          <table:table-cell table:number-columns-repeated="5"/>
          <table:table-cell table:formula="of:=COM.MICROSOFT.CONCAT(&quot;Fast: &quot;; [.$A91]; &quot; [&quot;; ROUND([.$C99]*100)/100; &quot;]&quot;)" office:value-type="string" office:string-value="Fast: すべてがFになる [2,25]" calcext:value-type="string">
            <text:p>Fast: すべてがFになる [2,2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18" calcext:value-type="float">
            <text:p>18</text:p>
          </table:table-cell>
          <table:table-cell table:style-name="ce10" table:formula="of:=SUM([.D93:.D97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98]/[.D98]" office:value-type="float" office:value="2.25" calcext:value-type="float">
            <text:p>2,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102]; &quot; [&quot;; ROUND([.$C110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5]*[.D10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6]*[.D10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7]*[.D10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8]*[.D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04:.C108])" office:value-type="float" office:value="14" calcext:value-type="float">
            <text:p>14</text:p>
          </table:table-cell>
          <table:table-cell table:style-name="ce10" table:formula="of:=SUM([.D104:.D108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09]/[.D109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113]; &quot; [&quot;; ROUND([.$C121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5]*[.D1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7]*[.D1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8]*[.D1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5:.C119])" office:value-type="float" office:value="9" calcext:value-type="float">
            <text:p>9</text:p>
          </table:table-cell>
          <table:table-cell table:style-name="ce10" table:formula="of:=SUM([.D115:.D119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20]/[.D120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薬屋のひとりごと</text:p>
          </table:table-cell>
          <table:covered-table-cell table:number-columns-repeated="3"/>
          <table:table-cell table:number-columns-repeated="5"/>
          <table:table-cell table:formula="of:=COM.MICROSOFT.CONCAT(&quot;Fast/Hard: &quot;; [.$A124]; &quot; [&quot;; ROUND([.$C132]*100)/100; &quot;]&quot;)" office:value-type="string" office:string-value="Fast/Hard: 薬屋のひとりごと [3,5]" calcext:value-type="string">
            <text:p>Fast/Hard: 薬屋のひとりごと [3,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6]*[.D1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8]*[.D1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9]*[.D12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26:.C130])" office:value-type="float" office:value="14" calcext:value-type="float">
            <text:p>14</text:p>
          </table:table-cell>
          <table:table-cell table:style-name="ce10" table:formula="of:=SUM([.D126:.D130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31]/[.D131]" office:value-type="float" office:value="3.5" calcext:value-type="float">
            <text:p>3,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5">
          <table:table-cell table:style-name="ce3" office:value-type="string" calcext:value-type="string" table:number-columns-spanned="4" table:number-rows-spanned="1">
            <text:p>薮の中・将軍</text:p>
          </table:table-cell>
          <table:covered-table-cell table:number-columns-repeated="3"/>
          <table:table-cell table:number-columns-repeated="5"/>
          <table:table-cell table:formula="of:=COM.MICROSOFT.CONCAT(&quot;Hard: &quot;; [.$A137]; &quot; [&quot;; ROUND([.$C145]*100)/100; &quot;]&quot;)" office:value-type="string" office:string-value="Hard: 薮の中・将軍 [3,6]" calcext:value-type="string">
            <text:p>Hard: 薮の中・将軍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0]*[.D1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1]*[.D14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2]*[.D142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3]*[.D14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9:.C143])" office:value-type="float" office:value="18" calcext:value-type="float">
            <text:p>18</text:p>
          </table:table-cell>
          <table:table-cell table:style-name="ce10" table:formula="of:=SUM([.D139:.D143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44]/[.D144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48]; &quot; [&quot;; ROUND([.$C156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1]*[.D1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2]*[.D15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3]*[.D15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4]*[.D15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0:.C154])" office:value-type="float" office:value="36" calcext:value-type="float">
            <text:p>36</text:p>
          </table:table-cell>
          <table:table-cell table:style-name="ce10" table:formula="of:=SUM([.D150:.D154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55]/[.D155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59]; &quot; [&quot;; ROUND([.$C167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2]*[.D1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3]*[.D16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4]*[.D1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5]*[.D16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1:.C165])" office:value-type="float" office:value="18" calcext:value-type="float">
            <text:p>18</text:p>
          </table:table-cell>
          <table:table-cell table:style-name="ce10" table:formula="of:=SUM([.D161:.D16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66]/[.D166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70]; &quot; [&quot;; ROUND([.$C178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3]*[.D1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4]*[.D174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5]*[.D1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6]*[.D17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72:.C176])" office:value-type="float" office:value="15" calcext:value-type="float">
            <text:p>15</text:p>
          </table:table-cell>
          <table:table-cell table:style-name="ce10" table:formula="of:=SUM([.D172:.D176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77]/[.D177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4" table:number-rows-spanned="1">
            <text:p>人間失格</text:p>
          </table:table-cell>
          <table:covered-table-cell table:number-columns-repeated="3"/>
          <table:table-cell table:number-columns-repeated="5"/>
          <table:table-cell table:formula="of:=COM.MICROSOFT.CONCAT(&quot;Hard: &quot;; [.$A181]; &quot; [&quot;; ROUND([.$C189]*100)/100; &quot;]&quot;)" office:value-type="string" office:string-value="Hard: 人間失格 [3,14]" calcext:value-type="string">
            <text:p>Hard: 人間失格 [3,14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83]*[.D1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84]*[.D1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5]*[.D18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86]*[.D18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7]*[.D18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83:.C187])" office:value-type="float" office:value="22" calcext:value-type="float">
            <text:p>22</text:p>
          </table:table-cell>
          <table:table-cell table:style-name="ce10" table:formula="of:=SUM([.D183:.D187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88]/[.D188]" office:value-type="float" office:value="3.14285714285714" calcext:value-type="float">
            <text:p>3,14285714285714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17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94]*[.D1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95]*[.D1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96]*[.D1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7]*[.D1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98]*[.D19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94:.C198])" office:value-type="float" office:value="0" calcext:value-type="float">
            <text:p>0</text:p>
          </table:table-cell>
          <table:table-cell table:style-name="ce10" table:formula="of:=SUM([.D194:.D198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99]/[.D199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42"/>
        <table:table-column table:style-name="co2" table:default-cell-style-name="ce27"/>
        <table:table-column table:style-name="co4" table:default-cell-style-name="ce47"/>
        <table:table-column table:style-name="co2" table:number-columns-repeated="1014" table:default-cell-style-name="ce42"/>
        <table:table-row table:style-name="ro5">
          <table:table-cell table:style-name="ce19" office:value-type="string" calcext:value-type="string" table:number-columns-spanned="4" table:number-rows-spanned="1">
            <text:p>ブギーポップは笑わない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ブギーポップは笑わない [3]" calcext:value-type="string">
            <text:p>ブギーポップは笑わない [3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3:.C7])" office:value-type="float" office:value="45" calcext:value-type="float">
            <text:p>45</text:p>
          </table:table-cell>
          <table:table-cell table:style-name="ce43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8]/[.D8]" office:value-type="float" office:value="3" calcext:value-type="float">
            <text:p>3.00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9" table:number-rows-spanned="1">
            <text:p>ポーション頼みで生き延びます!</text:p>
          </table:table-cell>
          <table:covered-table-cell table:number-columns-repeated="8"/>
          <table:table-cell table:formula="of:=COM.MICROSOFT.CONCAT([.$A12]; &quot; [&quot;; ROUND([.$C20]*100)/100; &quot;]&quot;)" office:value-type="string" office:string-value="ポーション頼みで生き延びます! [3.55]" calcext:value-type="string">
            <text:p>ポーション頼みで生き延びます! [3.55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4:.C18])" office:value-type="float" office:value="39" calcext:value-type="float">
            <text:p>39</text:p>
          </table:table-cell>
          <table:table-cell table:style-name="ce43" table:formula="of:=SUM([.D14:.D18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9]/[.D19]" office:value-type="float" office:value="3.54545454545455" calcext:value-type="float">
            <text:p>3.55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7" table:number-rows-spanned="1">
            <text:p>All You Need Is Kill</text:p>
          </table:table-cell>
          <table:covered-table-cell table:number-columns-repeated="6"/>
          <table:table-cell table:number-columns-repeated="2"/>
          <table:table-cell table:formula="of:=COM.MICROSOFT.CONCAT([.$A23]; &quot; [&quot;; ROUND([.$C31]*100)/100; &quot;]&quot;)" office:value-type="string" office:string-value="All You Need Is Kill [3.31]" calcext:value-type="string">
            <text:p>All You Need Is Kill [3.31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25:.C29])" office:value-type="float" office:value="43" calcext:value-type="float">
            <text:p>43</text:p>
          </table:table-cell>
          <table:table-cell table:style-name="ce43" table:formula="of:=SUM([.D25:.D29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30]/[.D30]" office:value-type="float" office:value="3.30769230769231" calcext:value-type="float">
            <text:p>3.31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7" table:number-rows-spanned="1">
            <text:p>ifの悲劇 (if no higeki)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]&quot;)" office:value-type="string" office:string-value="ifの悲劇 (if no higeki) [2.5]" calcext:value-type="string">
            <text:p>ifの悲劇 (if no higeki) [2.5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36:.C40])" office:value-type="float" office:value="25" calcext:value-type="float">
            <text:p>25</text:p>
          </table:table-cell>
          <table:table-cell table:style-name="ce43" table:formula="of:=SUM([.D36:.D40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41]/[.D41]" office:value-type="float" office:value="2.5" calcext:value-type="float">
            <text:p>2.50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8" table:number-rows-spanned="1">
            <text:p>もやしもん - Tales of Agriculture</text:p>
          </table:table-cell>
          <table:covered-table-cell table:number-columns-repeated="7"/>
          <table:table-cell/>
          <table:table-cell table:formula="of:=COM.MICROSOFT.CONCAT([.$A45]; &quot; [&quot;; ROUND([.$C53]*100)/100; &quot;]&quot;)" office:value-type="string" office:string-value="もやしもん - Tales of Agriculture [2.89]" calcext:value-type="string">
            <text:p>もやしもん - Tales of Agriculture [2.89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47:.C51])" office:value-type="float" office:value="26" calcext:value-type="float">
            <text:p>26</text:p>
          </table:table-cell>
          <table:table-cell table:style-name="ce43" table:formula="of:=SUM([.D47:.D5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52]/[.D52]" office:value-type="float" office:value="2.88888888888889" calcext:value-type="float">
            <text:p>2.89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7" table:number-rows-spanned="1">
            <text:p>乳と卵 - Breasts and Eggs</text:p>
          </table:table-cell>
          <table:covered-table-cell table:number-columns-repeated="6"/>
          <table:table-cell table:number-columns-repeated="2"/>
          <table:table-cell table:formula="of:=COM.MICROSOFT.CONCAT([.$A56]; &quot; [&quot;; ROUND([.$C64]*100)/100; &quot;]&quot;)" office:value-type="string" office:string-value="乳と卵 - Breasts and Eggs [3.13]" calcext:value-type="string">
            <text:p>乳と卵 - Breasts and Eggs [3.13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58:.C62])" office:value-type="float" office:value="25" calcext:value-type="float">
            <text:p>25</text:p>
          </table:table-cell>
          <table:table-cell table:style-name="ce43" table:formula="of:=SUM([.D58:.D62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63]/[.D63]" office:value-type="float" office:value="3.125" calcext:value-type="float">
            <text:p>3.13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7" table:number-rows-spanned="1">
            <text:p>変愛サイケデリック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]&quot;)" office:value-type="string" office:string-value="変愛サイケデリック [2.5]" calcext:value-type="string">
            <text:p>変愛サイケデリック [2.5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69:.C73])" office:value-type="float" office:value="25" calcext:value-type="float">
            <text:p>25</text:p>
          </table:table-cell>
          <table:table-cell table:style-name="ce43" table:formula="of:=SUM([.D69:.D73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74]/[.D74]" office:value-type="float" office:value="2.5" calcext:value-type="float">
            <text:p>2.50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8" table:number-rows-spanned="1">
            <text:p>ヨコハマ買い出し紀行</text:p>
          </table:table-cell>
          <table:covered-table-cell table:number-columns-repeated="7"/>
          <table:table-cell/>
          <table:table-cell table:formula="of:=COM.MICROSOFT.CONCAT([.$A78]; &quot; [&quot;; ROUND([.$C86]*100)/100; &quot;]&quot;)" office:value-type="string" office:string-value="ヨコハマ買い出し紀行 [1.87]" calcext:value-type="string">
            <text:p>ヨコハマ買い出し紀行 [1.87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80:.C84])" office:value-type="float" office:value="28" calcext:value-type="float">
            <text:p>28</text:p>
          </table:table-cell>
          <table:table-cell table:style-name="ce43" table:formula="of:=SUM([.D80:.D84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85]/[.D85]" office:value-type="float" office:value="1.86666666666667" calcext:value-type="float">
            <text:p>1.87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9" table:number-rows-spanned="1">
            <text:p>灰と幻想のグリムガル (Grimgar of Fantasy and Ash)</text:p>
          </table:table-cell>
          <table:covered-table-cell table:number-columns-repeated="8"/>
          <table:table-cell table:formula="of:=COM.MICROSOFT.CONCAT([.$A89]; &quot; [&quot;; ROUND([.$C97]*100)/100; &quot;]&quot;)" office:value-type="string" office:string-value="灰と幻想のグリムガル (Grimgar of Fantasy and Ash) [2.11]" calcext:value-type="string">
            <text:p>灰と幻想のグリムガル (Grimgar of Fantasy and Ash) [2.11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91:.C95])" office:value-type="float" office:value="19" calcext:value-type="float">
            <text:p>19</text:p>
          </table:table-cell>
          <table:table-cell table:style-name="ce43" table:formula="of:=SUM([.D91:.D95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96]/[.D96]" office:value-type="float" office:value="2.11111111111111" calcext:value-type="float">
            <text:p>2.11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]&quot;)" office:value-type="string" office:string-value="きらきらひかる [2.67]" calcext:value-type="string">
            <text:p>きらきらひかる [2.67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02:.C106])" office:value-type="float" office:value="16" calcext:value-type="float">
            <text:p>16</text:p>
          </table:table-cell>
          <table:table-cell table:style-name="ce43" table:formula="of:=SUM([.D102:.D10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07]/[.D107]" office:value-type="float" office:value="2.66666666666667" calcext:value-type="float">
            <text:p>2.67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8" table:number-rows-spanned="1">
            <text:p>コーヒーが冷めないうちに</text:p>
          </table:table-cell>
          <table:covered-table-cell table:number-columns-repeated="7"/>
          <table:table-cell/>
          <table:table-cell table:formula="of:=COM.MICROSOFT.CONCAT([.$A111]; &quot; [&quot;; ROUND([.$C119]*100)/100; &quot;]&quot;)" office:value-type="string" office:string-value="コーヒーが冷めないうちに [2.63]" calcext:value-type="string">
            <text:p>コーヒーが冷めないうちに [2.63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13:.C117])" office:value-type="float" office:value="21" calcext:value-type="float">
            <text:p>21</text:p>
          </table:table-cell>
          <table:table-cell table:style-name="ce43" table:formula="of:=SUM([.D113:.D117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18]/[.D118]" office:value-type="float" office:value="2.625" calcext:value-type="float">
            <text:p>2.63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8" table:number-rows-spanned="1">
            <text:p>日本人の知らない日本語</text:p>
          </table:table-cell>
          <table:covered-table-cell table:number-columns-repeated="7"/>
          <table:table-cell/>
          <table:table-cell table:formula="of:=COM.MICROSOFT.CONCAT([.$A122]; &quot; [&quot;; ROUND([.$C130]*100)/100; &quot;]&quot;)" office:value-type="string" office:string-value="日本人の知らない日本語 [2.33]" calcext:value-type="string">
            <text:p>日本人の知らない日本語 [2.33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24:.C128])" office:value-type="float" office:value="21" calcext:value-type="float">
            <text:p>21</text:p>
          </table:table-cell>
          <table:table-cell table:style-name="ce43" table:formula="of:=SUM([.D124:.D128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29]/[.D129]" office:value-type="float" office:value="2.33333333333333" calcext:value-type="float">
            <text:p>2.33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City</text:p>
          </table:table-cell>
          <table:table-cell table:number-columns-repeated="8"/>
          <table:table-cell table:formula="of:=COM.MICROSOFT.CONCAT([.$A133]; &quot; [&quot;; ROUND([.$C141]*100)/100; &quot;]&quot;)" office:value-type="string" office:string-value="City [2]" calcext:value-type="string">
            <text:p>City [2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35:.C139])" office:value-type="float" office:value="10" calcext:value-type="float">
            <text:p>10</text:p>
          </table:table-cell>
          <table:table-cell table:style-name="ce43" table:formula="of:=SUM([.D135:.D139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40]/[.D140]" office:value-type="float" office:value="2" calcext:value-type="float">
            <text:p>2.00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8" table:number-rows-spanned="1">
            <text:p>言の葉の庭</text:p>
          </table:table-cell>
          <table:covered-table-cell table:number-columns-repeated="7"/>
          <table:table-cell/>
          <table:table-cell table:formula="of:=COM.MICROSOFT.CONCAT([.$A144]; &quot; [&quot;; ROUND([.$C152]*100)/100; &quot;]&quot;)" office:value-type="string" office:string-value="言の葉の庭 [2.44]" calcext:value-type="string">
            <text:p>言の葉の庭 [2.44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46:.C150])" office:value-type="float" office:value="22" calcext:value-type="float">
            <text:p>22</text:p>
          </table:table-cell>
          <table:table-cell table:style-name="ce43" table:formula="of:=SUM([.D146:.D150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51]/[.D151]" office:value-type="float" office:value="2.44444444444444" calcext:value-type="float">
            <text:p>2.44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7" table:number-rows-spanned="1">
            <text:p>山と食欲と私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]&quot;)" office:value-type="string" office:string-value="山と食欲と私 [2.57]" calcext:value-type="string">
            <text:p>山と食欲と私 [2.57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57:.C161])" office:value-type="float" office:value="18" calcext:value-type="float">
            <text:p>18</text:p>
          </table:table-cell>
          <table:table-cell table:style-name="ce43" table:formula="of:=SUM([.D157:.D161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62]/[.D162]" office:value-type="float" office:value="2.57142857142857" calcext:value-type="float">
            <text:p>2.57</text:p>
          </table:table-cell>
          <table:table-cell table:style-name="ce43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7" table:number-rows-spanned="1">
            <text:p>くま クマ 熊 ベアー</text:p>
          </table:table-cell>
          <table:covered-table-cell table:number-columns-repeated="6"/>
          <table:table-cell table:number-columns-repeated="2"/>
          <table:table-cell table:formula="of:=COM.MICROSOFT.CONCAT([.$A166]; &quot; [&quot;; ROUND([.$C174]*100)/100; &quot;]&quot;)" office:value-type="string" office:string-value="くま クマ 熊 ベアー [2.5]" calcext:value-type="string">
            <text:p>くま クマ 熊 ベアー [2.5]</text:p>
          </table:table-cell>
          <table:table-cell table:number-columns-repeated="1014"/>
        </table:table-row>
        <table:table-row table:style-name="ro3">
          <table:table-cell table:style-name="ce41" office:value-type="string" calcext:value-type="string">
            <text:p>Label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Weighted</text:p>
          </table:table-cell>
          <table:table-cell table:style-name="ce41" office:value-type="string" calcext:value-type="string">
            <text:p>Count</text:p>
          </table:table-cell>
          <table:table-cell table:style-name="ce41" table:number-columns-repeated="4"/>
          <table:table-cell table:style-name="ce46"/>
          <table:table-cell table:style-name="ce48"/>
          <table:table-cell table:style-name="ce41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9]*[.D16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0]*[.D17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1" office:value-type="string" calcext:value-type="string">
            <text:p>Sum</text:p>
          </table:table-cell>
          <table:table-cell table:style-name="ce43" table:formula="of:=SUM([.C168:.C172])" office:value-type="float" office:value="25" calcext:value-type="float">
            <text:p>25</text:p>
          </table:table-cell>
          <table:table-cell table:style-name="ce43" table:formula="of:=SUM([.D168:.D172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Average</text:p>
          </table:table-cell>
          <table:table-cell table:style-name="ce44" table:formula="of:=[.C173]/[.D173]" office:value-type="float" office:value="2.5" calcext:value-type="float">
            <text:p>2.50</text:p>
          </table:table-cell>
          <table:table-cell table:style-name="ce43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 style:data-style-name="N2" text:time-value="09:00:10.697760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1-02-25T13:24:57.059115279</dc:date>
    <meta:editing-duration>P1DT15H45M10S</meta:editing-duration>
    <meta:editing-cycles>29</meta:editing-cycles>
    <meta:generator>LibreOffice/7.0.4.2$MacOSX_X86_64 LibreOffice_project/dcf040e67528d9187c66b2379df5ea4407429775</meta:generator>
    <meta:document-statistic meta:table-count="2" meta:cell-count="963" meta:object-count="0"/>
  </office:meta>
</office:document-meta>
</file>